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39300000510000005101E7D264D49743582.svg" manifest:media-type="image/svg+xml"/>
  <manifest:file-entry manifest:full-path="Pictures/100000010000003100000031F18796E97CEF79AB.png" manifest:media-type="image/png"/>
  <manifest:file-entry manifest:full-path="Pictures/100022190000070C000006D6D18F8B6EC313B3E3.svg" manifest:media-type="image/svg+xml"/>
  <manifest:file-entry manifest:full-path="Pictures/1000171D0000070C000006D6E7CF3E986AE6BC53.svg" manifest:media-type="image/svg+xml"/>
  <manifest:file-entry manifest:full-path="Pictures/100000010000004400000042437E8D79E79928A6.png" manifest:media-type="image/png"/>
  <manifest:file-entry manifest:full-path="Pictures/100017270000070C000006D68F3A8BD1AAF21ECD.svg" manifest:media-type="image/svg+xml"/>
  <manifest:file-entry manifest:full-path="Pictures/100000010000004400000042050679D850366EDC.png" manifest:media-type="image/png"/>
  <manifest:file-entry manifest:full-path="Pictures/1000000100000044000000426724920BAE2B8788.png" manifest:media-type="image/png"/>
  <manifest:file-entry manifest:full-path="Pictures/100000010000004400000042261F0C9F4527484C.png" manifest:media-type="image/png"/>
  <manifest:file-entry manifest:full-path="Pictures/100018D20000070C000006D6E9388AA0F524B0E4.svg" manifest:media-type="image/svg+xml"/>
  <manifest:file-entry manifest:full-path="Pictures/100000010000004400000042AC79C45D67188342.png" manifest:media-type="image/png"/>
  <manifest:file-entry manifest:full-path="Pictures/10000E5400000707000006D216741E64C7875B85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8.165cm" fo:min-width="27.33cm"/>
    </style:style>
    <style:style style:name="gr2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6.124cm" fo:min-width="6.749cm" fo:padding-top="0.165cm" fo:padding-bottom="0.165cm" fo:padding-left="0.29cm" fo:padding-right="0.29cm"/>
    </style:style>
    <style:style style:name="gr3" style:family="graphic" style:parent-style-name="standard" style:list-style-name="L3">
      <style:graphic-properties svg:stroke-width="0.053cm" svg:stroke-color="#ffffff" draw:marker-start-width="1.146cm" draw:marker-end-width="0.536cm" draw:fill-color="#326ce5" draw:textarea-vertical-align="middle" fo:padding-top="0.151cm" fo:padding-bottom="0.151cm" fo:padding-left="0.276cm" fo:padding-right="0.276cm"/>
    </style:style>
    <style:style style:name="gr4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5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7.64cm" fo:min-width="15.232cm" fo:padding-top="0.165cm" fo:padding-bottom="0.165cm" fo:padding-left="0.29cm" fo:padding-right="0.29cm"/>
    </style:style>
    <style:style style:name="gr6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10" style:family="graphic" style:parent-style-name="standard">
      <style:graphic-properties draw:stroke="none" svg:stroke-width="0.035cm" draw:stroke-linejoin="miter" svg:stroke-linecap="butt" draw:fill="solid" draw:fill-color="#326de6" draw:textarea-vertical-align="middle" draw:auto-grow-height="false" draw:fit-to-size="false" style:shrink-to-fit="false" fo:min-height="0cm" fo:min-width="0cm" fo:padding-top="0.141cm" fo:padding-bottom="0.141cm" fo:padding-left="0.141cm" fo:padding-right="0.141cm" fo:wrap-option="wrap"/>
    </style:style>
    <style:style style:name="gr11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/>
    </style:style>
    <style:style style:name="gr1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4" style:family="graphic" style:parent-style-name="standard">
      <style:graphic-properties svg:stroke-width="0.028cm" svg:stroke-color="#3465a4" draw:marker-start="" draw:marker-start-width="0.342cm" draw:marker-end="" draw:marker-end-width="0.342cm" draw:textarea-vertical-align="middle" fo:padding-top="0.139cm" fo:padding-bottom="0.139cm" fo:padding-left="0.264cm" fo:padding-right="0.264cm"/>
    </style:style>
    <style:style style:name="gr1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7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/>
    </style:style>
    <style:style style:name="gr18" style:family="graphic" style:parent-style-name="standard" style:list-style-name="L1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/>
      <style:paragraph-properties style:writing-mode="lr-tb"/>
    </style:style>
    <style:style style:name="gr19" style:family="graphic" style:parent-style-name="standard">
      <style:graphic-properties draw:stroke="none" draw:fill="none" fo:min-height="0.616cm"/>
      <style:paragraph-properties style:writing-mode="lr-tb"/>
    </style:style>
    <style:style style:name="gr20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/>
    </style:style>
    <style:style style:name="gr21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/>
    </style:style>
    <style:style style:name="gr22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/>
    </style:style>
    <style:style style:name="gr23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/>
    </style:style>
    <style:style style:name="gr24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/>
    </style:style>
    <style:style style:name="gr25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/>
      <style:paragraph-properties style:writing-mode="lr-tb"/>
    </style:style>
    <style:style style:name="gr26" style:family="graphic" style:parent-style-name="standard" style:list-style-name="L1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solid" draw:fill-color="#729fc0" draw:opacity="100%"/>
      <style:paragraph-properties fo:text-align="center"/>
    </style:style>
    <style:style style:name="P3" style:family="paragraph">
      <loext:graphic-properties draw:fill-color="#326ce5"/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5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6" style:family="paragraph">
      <loext:graphic-properties draw:fill="solid" draw:fill-color="#d4edfb" draw:opacity="100%"/>
      <style:paragraph-properties fo:text-align="center"/>
    </style:style>
    <style:style style:name="P7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9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0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1" style:family="paragraph">
      <loext:graphic-properties draw:fill="solid" draw:fill-color="#326de6"/>
      <style:paragraph-properties fo:text-align="center" style:font-independent-line-spacing="true"/>
      <style:text-properties fo:font-size="36pt"/>
    </style:style>
    <style:style style:name="P12" style:family="paragraph">
      <style:paragraph-properties fo:text-align="center"/>
      <style:text-properties fo:font-weight="bold"/>
    </style:style>
    <style:style style:name="P13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4pt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4pt" fo:hyphenate="false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left="0cm" fo:margin-right="0cm" fo:margin-top="0.494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7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4pt" fo:font-weight="bold" style:font-weight-asian="bold" style:font-weight-complex="bold" fo:hyphenate="false"/>
    </style:style>
    <style:style style:name="P18" style:family="paragraph">
      <loext:graphic-properties draw:fill="none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style:writing-mode="lr-tb"/>
    </style:style>
    <style:style style:name="P20" style:family="paragraph">
      <loext:graphic-properties draw:fill-color="#fafafa"/>
      <style:paragraph-properties fo:text-align="center"/>
    </style:style>
    <style:style style:name="P21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2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23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24" style:family="paragraph">
      <style:paragraph-properties fo:margin-left="0cm" fo:margin-right="0cm" fo:margin-top="0.494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5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fo:font-size="14pt" fo:font-weight="bold" style:font-size-asian="14pt" style:font-weight-asian="bold" style:font-size-complex="14pt" style:font-weight-complex="bold" fo:hyphenate="false"/>
    </style:style>
    <style:style style:name="P26" style:family="paragraph">
      <loext:graphic-properties draw:fill="solid" draw:fill-color="#326de6"/>
      <style:paragraph-properties fo:text-align="center" style:font-independent-line-spacing="true"/>
      <style:text-properties fo:color="#597fa7" loext:opacity="100%" fo:font-size="36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1pt" fo:letter-spacing="0.005cm" fo:font-style="normal" style:text-underline-style="none" fo:font-weight="bold" style:font-name-asian="DIN Alternate Bold1" style:font-size-asian="11pt" style:font-style-asian="normal" style:font-weight-asian="bold" style:font-name-complex="DIN Alternate Bold1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2pt" fo:letter-spacing="0.005cm" fo:font-style="normal" style:text-underline-style="none" fo:font-weight="bold" style:font-name-asian="DIN Alternate Bold1" style:font-size-asian="12pt" style:font-style-asian="normal" style:font-weight-asian="bold" style:font-name-complex="DIN Alternate Bold1" style:font-size-complex="12pt" style:font-style-complex="normal" style:font-weight-complex="bold"/>
    </style:style>
    <style:style style:name="T3" style:family="text">
      <style:text-properties fo:font-variant="normal" fo:text-transform="none" fo:color="#09225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normal" style:font-name-asian="DIN Alternate Bold1" style:font-size-asian="14pt" style:font-style-asian="normal" style:font-weight-asian="normal" style:font-name-complex="DIN Alternate Bold1" style:font-size-complex="14pt" style:font-style-complex="normal" style:font-weight-complex="normal"/>
    </style:style>
    <style:style style:name="T4" style:family="text">
      <style:text-properties fo:font-variant="normal" fo:text-transform="none" fo:color="#3465a4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5pt" fo:letter-spacing="normal" fo:font-style="normal" style:text-underline-style="none" fo:font-weight="bold" style:font-name-asian="DIN Alternate Bold1" style:font-size-asian="15pt" style:font-style-asian="normal" style:font-weight-asian="bold" style:font-name-complex="DIN Alternate Bold1" style:font-size-complex="15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style:style style:name="T7" style:family="text">
      <style:text-properties fo:font-variant="normal" fo:text-transform="none" fo:color="#597fa7" loext:opacity="100%" style:text-line-through-style="none" style:text-line-through-type="none" style:text-position="0% 100%" style:font-name="DIN Alternate Bold1" fo:font-size="14pt" fo:letter-spacing="0.005cm" fo:font-style="normal" style:text-underline-style="none" fo:font-weight="bold" style:font-name-asian="DIN Alternate Bold1" style:font-size-asian="14pt" style:font-style-asian="normal" style:font-weight-asian="bold" style:font-name-complex="DIN Alternate Bold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7.83cm" svg:height="18.415cm" svg:x="0.11cm" svg:y="1.2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385cm" svg:height="16.51cm" svg:x="19.965cm" svg:y="2.5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gon draw:style-name="gr3" draw:text-style-name="P3" draw:layer="layout" svg:width="16.186cm" svg:height="0.922cm" draw:transform="rotate (-3.14159265358979) translate (18.531cm 15.608cm)" svg:viewBox="0 0 16187 923" draw:points="16187,923 15001,0 1169,0 0,923">
          <text:p/>
        </draw:polygon>
        <draw:custom-shape draw:name="DB Pod N_21" draw:style-name="gr4" draw:text-style-name="P5" draw:layer="layout" svg:width="2.123cm" svg:height="0.749cm" svg:x="16.409cm" svg:y="8.047cm">
          <text:p text:style-name="P4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6" draw:layer="layout" svg:width="16.186cm" svg:height="8.344cm" svg:x="2.339cm" svg:y="5.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1_14" draw:style-name="gr6" draw:text-style-name="P8" draw:layer="layout" svg:width="3.04cm" svg:height="0.791cm" svg:x="2.676cm" svg:y="11.01cm">
          <text:p text:style-name="P7"><text:span text:style-name="T2">MySQL Pod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2_10" draw:style-name="gr7" draw:text-style-name="P8" draw:layer="layout" svg:width="3.04cm" svg:height="0.791cm" svg:x="5.961cm" svg:y="11.009cm">
          <text:p text:style-name="P7"><text:span text:style-name="T2">MySQL Pod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B Pod N_22" draw:style-name="gr8" draw:text-style-name="P8" draw:layer="layout" svg:width="3.142cm" svg:height="0.791cm" svg:x="11.047cm" svg:y="11.009cm">
          <text:p text:style-name="P7"><text:span text:style-name="T2">MySQL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orage Area Network_31" draw:style-name="gr9" draw:text-style-name="P10" draw:layer="layout" svg:width="4.684cm" svg:height="2.056cm" svg:x="7.807cm" svg:y="16.821cm">
          <text:p text:style-name="P9"><text:span text:style-name="T3">Storage</text:span><text:span text:style-name="T3"><text:line-break/></text:span><text:span text:style-name="T3">Area </text:span><text:span text:style-name="T3"><text:line-break/></text:span><text:span text:style-name="T3">Net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5">
          <draw:custom-shape draw:name="Кружок_75" draw:style-name="gr10" draw:text-style-name="P11" draw:layer="layout" svg:width="0.175cm" svg:height="0.175cm" svg:x="15.053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6" draw:style-name="gr10" draw:text-style-name="P11" draw:layer="layout" svg:width="0.175cm" svg:height="0.175cm" svg:x="15.362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7" draw:style-name="gr10" draw:text-style-name="P11" draw:layer="layout" svg:width="0.175cm" svg:height="0.175cm" svg:x="15.67cm" svg:y="18.19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line draw:style-name="gr11" draw:text-style-name="P12" draw:layer="layout" svg:x1="4.25cm" svg:y1="15.829cm" svg:x2="4.25cm" svg:y2="17.099cm">
          <text:p/>
        </draw:line>
        <draw:line draw:style-name="gr11" draw:text-style-name="P12" draw:layer="layout" svg:x1="7.525cm" svg:y1="15.801cm" svg:x2="7.525cm" svg:y2="17.071cm">
          <text:p/>
        </draw:line>
        <draw:line draw:style-name="gr11" draw:text-style-name="P12" draw:layer="layout" svg:x1="12.691cm" svg:y1="15.829cm" svg:x2="12.691cm" svg:y2="17.099cm">
          <text:p/>
        </draw:line>
        <draw:line draw:style-name="gr12" draw:text-style-name="P12" draw:layer="layout" svg:x1="16.34cm" svg:y1="2.518cm" svg:x2="4.807cm" svg:y2="2.565cm">
          <text:p/>
        </draw:line>
        <draw:custom-shape draw:name="Kubernetes API_10" draw:style-name="gr13" draw:text-style-name="P14" draw:layer="layout" svg:width="3.94cm" svg:height="0.872cm" svg:x="1.924cm" svg:y="3.776cm">
          <text:p text:style-name="P13"><text:span text:style-name="T3">Kubernetes AP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2" draw:text-style-name="P12" draw:layer="layout" svg:x1="16.34cm" svg:y1="2.518cm" svg:x2="16.34cm" svg:y2="5.064cm">
          <text:p/>
        </draw:line>
        <draw:line draw:style-name="gr14" draw:text-style-name="P12" draw:layer="layout" svg:x1="0.745cm" svg:y1="2.524cm" svg:x2="0.738cm" svg:y2="15.324cm">
          <text:p/>
        </draw:line>
        <draw:line draw:style-name="gr12" draw:text-style-name="P12" draw:layer="layout" svg:x1="0.745cm" svg:y1="2.565cm" svg:x2="2.317cm" svg:y2="2.565cm">
          <text:p/>
        </draw:line>
        <draw:line draw:style-name="gr12" draw:text-style-name="P12" draw:layer="layout" svg:x1="0.738cm" svg:y1="10.224cm" svg:x2="2.008cm" svg:y2="10.224cm">
          <text:p/>
        </draw:line>
        <draw:line draw:style-name="gr12" draw:text-style-name="P12" draw:layer="layout" svg:x1="0.738cm" svg:y1="15.324cm" svg:x2="2.008cm" svg:y2="15.324cm">
          <text:p/>
        </draw:line>
        <draw:frame draw:style-name="gr15" draw:text-style-name="P15" draw:layer="layout" svg:width="1.984cm" svg:height="1.925cm" svg:x="2.571cm" svg:y="1.569cm">
          <draw:image xlink:href="Pictures/10000E5400000707000006D216741E64C7875B85.svg" xlink:type="simple" xlink:show="embed" xlink:actuate="onLoad" draw:mime-type="image/svg+xml">
            <text:p/>
          </draw:image>
          <draw:image xlink:href="Pictures/100000010000004400000042AC79C45D67188342.png" xlink:type="simple" xlink:show="embed" xlink:actuate="onLoad" draw:mime-type="image/png"/>
        </draw:frame>
        <draw:custom-shape draw:name="Operator_12" draw:style-name="gr16" draw:text-style-name="P17" draw:layer="layout" svg:width="2.581cm" svg:height="0.876cm" svg:x="15.043cm" svg:y="7.686cm">
          <text:p text:style-name="P16"><text:span text:style-name="T4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1.803cm" svg:height="1.749cm" svg:x="3.283cm" svg:y="17.4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261F0C9F4527484C.png" xlink:type="simple" xlink:show="embed" xlink:actuate="onLoad" draw:mime-type="image/png"/>
        </draw:frame>
        <draw:frame draw:style-name="gr15" draw:text-style-name="P15" draw:layer="layout" svg:width="1.803cm" svg:height="1.749cm" svg:x="6.684cm" svg:y="17.401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261F0C9F4527484C.png" xlink:type="simple" xlink:show="embed" xlink:actuate="onLoad" draw:mime-type="image/png"/>
        </draw:frame>
        <draw:frame draw:style-name="gr15" draw:text-style-name="P18" draw:layer="layout" svg:width="1.803cm" svg:height="1.749cm" svg:x="11.784cm" svg:y="17.407cm">
          <draw:image xlink:href="Pictures/100018D20000070C000006D6E9388AA0F524B0E4.svg" xlink:type="simple" xlink:show="embed" xlink:actuate="onLoad" draw:mime-type="image/svg+xml">
            <text:p/>
          </draw:image>
          <draw:image xlink:href="Pictures/100000010000004400000042261F0C9F4527484C.png" xlink:type="simple" xlink:show="embed" xlink:actuate="onLoad" draw:mime-type="image/png"/>
        </draw:frame>
        <draw:line draw:style-name="gr17" draw:text-style-name="P15" draw:layer="layout" svg:x1="2.375cm" svg:y1="8.816cm" svg:x2="18.49cm" svg:y2="8.805cm">
          <text:p/>
        </draw:line>
        <draw:line draw:style-name="gr17" draw:text-style-name="P15" draw:layer="layout" svg:x1="2.404cm" svg:y1="12.006cm" svg:x2="18.474cm" svg:y2="11.994cm">
          <text:p/>
        </draw:line>
        <draw:frame draw:style-name="gr15" draw:text-style-name="P15" draw:layer="layout" svg:width="1.803cm" svg:height="1.749cm" svg:x="15.437cm" svg:y="9.163cm">
          <draw:image xlink:href="Pictures/100017270000070C000006D68F3A8BD1AAF21ECD.svg" xlink:type="simple" xlink:show="embed" xlink:actuate="onLoad" draw:mime-type="image/svg+xml">
            <text:p/>
          </draw:image>
          <draw:image xlink:href="Pictures/100000010000004400000042437E8D79E79928A6.png" xlink:type="simple" xlink:show="embed" xlink:actuate="onLoad" draw:mime-type="image/png"/>
        </draw:frame>
        <draw:custom-shape draw:name="DB Pod N_23" draw:style-name="gr18" draw:text-style-name="P8" draw:layer="layout" svg:width="2.798cm" svg:height="0.791cm" svg:x="14.92cm" svg:y="11.009cm">
          <text:p text:style-name="P7"><text:span text:style-name="T2">Backup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5" draw:text-style-name="P15" draw:layer="layout" svg:width="1.803cm" svg:height="1.749cm" svg:x="11.7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6724920BAE2B8788.png" xlink:type="simple" xlink:show="embed" xlink:actuate="onLoad" draw:mime-type="image/png"/>
        </draw:frame>
        <draw:frame draw:style-name="gr15" draw:text-style-name="P15" draw:layer="layout" svg:width="1.803cm" svg:height="1.749cm" svg:x="6.5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6724920BAE2B8788.png" xlink:type="simple" xlink:show="embed" xlink:actuate="onLoad" draw:mime-type="image/png"/>
        </draw:frame>
        <draw:frame draw:style-name="gr15" draw:text-style-name="P15" draw:layer="layout" svg:width="1.803cm" svg:height="1.749cm" svg:x="3.239cm" svg:y="9.165cm">
          <draw:image xlink:href="Pictures/1000171D0000070C000006D6E7CF3E986AE6BC53.svg" xlink:type="simple" xlink:show="embed" xlink:actuate="onLoad" draw:mime-type="image/svg+xml">
            <text:p/>
          </draw:image>
          <draw:image xlink:href="Pictures/1000000100000044000000426724920BAE2B8788.png" xlink:type="simple" xlink:show="embed" xlink:actuate="onLoad" draw:mime-type="image/png"/>
        </draw:frame>
        <draw:frame draw:style-name="gr15" draw:text-style-name="P15" draw:layer="layout" svg:width="1.803cm" svg:height="1.749cm" svg:x="15.435cm" svg:y="6.01cm">
          <draw:image xlink:href="Pictures/100022190000070C000006D6D18F8B6EC313B3E3.svg" xlink:type="simple" xlink:show="embed" xlink:actuate="onLoad" draw:mime-type="image/svg+xml">
            <text:p/>
          </draw:image>
          <draw:image xlink:href="Pictures/100000010000004400000042050679D850366EDC.png" xlink:type="simple" xlink:show="embed" xlink:actuate="onLoad" draw:mime-type="image/png"/>
        </draw:frame>
        <draw:frame draw:style-name="gr19" draw:text-style-name="P19" draw:layer="layout" svg:width="1.48cm" svg:height="0.975cm" svg:x="9.335cm" svg:y="14.742cm">
          <draw:text-box>
            <text:p><text:span text:style-name="T5">CSI</text:span></text:p>
          </draw:text-box>
        </draw:frame>
        <draw:g>
          <draw:custom-shape draw:style-name="gr20" draw:text-style-name="P20" draw:layer="layout" svg:width="3.9cm" svg:height="1.654cm" svg:x="21.526cm" svg:y="9.86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20" draw:layer="layout" svg:width="2.205cm" svg:height="2.205cm" svg:x="20.665cm" svg:y="9.3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20" draw:layer="layout" svg:width="3.307cm" svg:height="3.307cm" svg:x="22.67cm" svg:y="7.6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20" draw:layer="layout" svg:width="2.757cm" svg:height="2.756cm" svg:x="23.993cm" svg:y="8.7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" draw:text-style-name="P20" draw:layer="layout" svg:width="2.415cm" svg:height="2.205cm" svg:x="21.58cm" svg:y="8.2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name="Storage Area Network_32" draw:style-name="gr25" draw:text-style-name="P22" draw:layer="layout" svg:width="7.62cm" svg:height="0.876cm" svg:x="19.83cm" svg:y="12.354cm">
          <text:p text:style-name="P21"><text:span text:style-name="T6">S3-compatible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CSI_4" draw:style-name="gr26" draw:text-style-name="P23" draw:layer="layout" svg:width="1.905cm" svg:height="1.905cm" svg:x="22.806cm" svg:y="9.07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15" draw:text-style-name="P15" draw:layer="layout" svg:width="1.295cm" svg:height="1.295cm" svg:x="23.121cm" svg:y="9.389cm">
            <draw:image xlink:href="Pictures/1000239300000510000005101E7D264D49743582.svg" xlink:type="simple" xlink:show="embed" xlink:actuate="onLoad" draw:mime-type="image/svg+xml">
              <text:p/>
            </draw:image>
            <draw:image xlink:href="Pictures/100000010000003100000031F18796E97CEF79AB.png" xlink:type="simple" xlink:show="embed" xlink:actuate="onLoad" draw:mime-type="image/png"/>
            <svg:title>Icon-Resource/Storage/Res_Amazon-Simple-Storage_Bucket_48_Dark</svg:title>
          </draw:frame>
        </draw:g>
        <draw:custom-shape draw:name="Storage Area Network_30" draw:style-name="gr27" draw:text-style-name="P25" draw:layer="layout" svg:width="11.513cm" svg:height="0.87cm" svg:x="4.708cm" svg:y="12.474cm">
          <text:p text:style-name="P24"><text:span text:style-name="T7">Percona Server for MySQL Namesp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Группа_44">
          <draw:custom-shape draw:name="Кружок_72" draw:style-name="gr10" draw:text-style-name="P26" draw:layer="layout" svg:width="0.175cm" svg:height="0.175cm" svg:x="9.653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3" draw:style-name="gr10" draw:text-style-name="P26" draw:layer="layout" svg:width="0.175cm" svg:height="0.175cm" svg:x="9.962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Кружок_74" draw:style-name="gr10" draw:text-style-name="P26" draw:layer="layout" svg:width="0.175cm" svg:height="0.175cm" svg:x="10.27cm" svg:y="10.1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IN Alternate Bold" svg:font-family="'DIN Alternate Bold'" style:font-pitch="variable"/>
    <style:font-face style:name="DIN Alternate Bold1" svg:font-family="'DIN Alternate Bold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2-06-27T14:07:59.315013079</dc:date>
    <meta:editing-duration>PT4M37S</meta:editing-duration>
    <meta:editing-cycles>3</meta:editing-cycles>
    <meta:generator>LibreOffice/7.3.4.2$Linux_X86_64 LibreOffice_project/30$Build-2</meta:generator>
    <meta:document-statistic meta:object-count="52"/>
  </office:meta>
</office:document-meta>
</file>